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f4a2" officeooo:paragraph-rsid="000af4a2" style:font-weight-asian="bold" style:font-weight-complex="bold"/>
    </style:style>
    <style:style style:name="P2" style:family="paragraph" style:parent-style-name="Standard" style:list-style-name="L1">
      <style:text-properties fo:font-weight="bold" officeooo:rsid="000af4a2" officeooo:paragraph-rsid="000af4a2" style:font-weight-asian="bold" style:font-weight-complex="bold"/>
    </style:style>
    <style:style style:name="P3" style:family="paragraph" style:parent-style-name="Standard" style:list-style-name="L1">
      <style:text-properties fo:font-weight="bold" officeooo:rsid="000c6d23" officeooo:paragraph-rsid="000c6d23" style:font-weight-asian="bold" style:font-weight-complex="bold"/>
    </style:style>
    <style:style style:name="P4" style:family="paragraph" style:parent-style-name="Standard">
      <style:text-properties fo:font-weight="bold" officeooo:rsid="000c6d23" officeooo:paragraph-rsid="000c6d23" style:font-weight-asian="bold" style:font-weight-complex="bold"/>
    </style:style>
    <style:style style:name="P5" style:family="paragraph" style:parent-style-name="Standard">
      <style:text-properties fo:font-weight="bold" officeooo:rsid="000e62a7" officeooo:paragraph-rsid="000e62a7" style:font-weight-asian="bold" style:font-weight-complex="bold"/>
    </style:style>
    <style:style style:name="P6" style:family="paragraph" style:parent-style-name="Standard" style:list-style-name="L2">
      <style:text-properties fo:font-weight="bold" officeooo:rsid="000e62a7" officeooo:paragraph-rsid="000e62a7" style:font-weight-asian="bold" style:font-weight-complex="bold"/>
    </style:style>
    <style:style style:name="P7" style:family="paragraph" style:parent-style-name="Standard" style:list-style-name="L2">
      <style:text-properties fo:font-weight="bold" officeooo:rsid="000f0498" officeooo:paragraph-rsid="000f0498" style:font-weight-asian="bold" style:font-weight-complex="bold"/>
    </style:style>
    <style:style style:name="P8" style:family="paragraph" style:parent-style-name="Standard" style:list-style-name="L2">
      <style:text-properties fo:font-weight="bold" officeooo:rsid="001012f0" officeooo:paragraph-rsid="001012f0" style:font-weight-asian="bold" style:font-weight-complex="bold"/>
    </style:style>
    <style:style style:name="P9" style:family="paragraph" style:parent-style-name="Standard">
      <style:text-properties fo:font-weight="bold" officeooo:rsid="001012f0" officeooo:paragraph-rsid="001012f0" style:font-weight-asian="bold" style:font-weight-complex="bold"/>
    </style:style>
    <style:style style:name="P10" style:family="paragraph" style:parent-style-name="Standard" style:list-style-name="L3">
      <style:text-properties fo:font-weight="bold" officeooo:rsid="001021ed" officeooo:paragraph-rsid="001021ed" style:font-weight-asian="bold" style:font-weight-complex="bold"/>
    </style:style>
    <style:style style:name="P11" style:family="paragraph" style:parent-style-name="Header">
      <style:text-properties officeooo:rsid="0009f57a" officeooo:paragraph-rsid="0009f57a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<text:span text:style-name="T1">:</text:span></text:p>
      <text:list xml:id="list1796451483" text:style-name="L1">
        <text:list-item>
          <text:p text:style-name="P2"><text:span text:style-name="T1">o preço à vista do produto, FOB ou posto na fronteira é </text:span>indicativo<text:span text:style-name="T1"> </text:span>do preço normal<text:span text:style-name="T1">;</text:span></text:p>
        </text:list-item>
        <text:list-item>
          <text:p text:style-name="P2"><text:span text:style-name="T1">se preço da mercadoria for de difícil apuração ou de variação brusca no mercado internacional, a CAMEX fixará </text:span>critérios específicos<text:span text:style-name="T1"> ou estabelecerá </text:span>pauta de valor mínimo<text:span text:style-name="T1"> para a apuração da BC;</text:span></text:p>
        </text:list-item>
        <text:list-item>
          <text:p text:style-name="P2"><text:span text:style-name="T1">para efeito da determinação da BC, o preço de venda das mercadorias exportadas não poderá ser inferior ao seu custo de aquisição ou produção, acrescido dos impostos e das contribuições incidentes e da margem de lucro de 15% sobre a soma dos custos, mais impostos e contribuições;</text:span></text:p>
        </text:list-item>
        <text:list-item>
          <text:p text:style-name="P2"><text:span text:style-name="T1">alíquota será de </text:span>30% podendo ser aumentada até 150%<text:span text:style-name="T1"> pela CAMEX;</text:span></text:p>
        </text:list-item>
        <text:list-item>
          <text:p text:style-name="P3"><text:span text:style-name="T1">a forma e o prazo de pagamento do IE serão fixados pelo </text:span>Ministro da Fazenda<text:span text:style-name="T1">.</text:span></text:p>
        </text:list-item>
      </text:list>
      <text:p text:style-name="P4"><text:span text:style-name="T1"/></text:p>
      <text:p text:style-name="P5">IPI na importação<text:span text:style-name="T1">:</text:span></text:p>
      <text:list xml:id="list4182678254" text:style-name="L2">
        <text:list-item>
          <text:p text:style-name="P6"><text:span text:style-name="T1">FG ocorre no desembaraço aduaneiro;</text:span></text:p>
        </text:list-item>
        <text:list-item>
          <text:p text:style-name="P6"><text:span text:style-name="T1">recolhimento tributário ocorre no registro da DI;</text:span></text:p>
        </text:list-item>
        <text:list-item>
          <text:p text:style-name="P7"><text:span text:style-name="T1">não incide sobre:</text:span></text:p>
          <text:list>
            <text:list-item>
              <text:p text:style-name="P7"><text:span text:style-name="T1">mercadoria estrangeira que veio ao Brasil por erro inequívoco;</text:span></text:p>
            </text:list-item>
            <text:list-item>
              <text:p text:style-name="P7"><text:span text:style-name="T1">mercadoria estrangeira idêntica que veio ao Brasil para repor outra anteriormente importada no caso de defeito ou por ser imprestável;</text:span></text:p>
            </text:list-item>
            <text:list-item>
              <text:p text:style-name="P7"><text:span text:style-name="T1">embarcações feitas no Brasil e transferidas por matriz de empresa brasileira de navegação para subsidiária integral no exterior, que retornem ao registro brasileiro, como propriedade da mesma empresa nacional de origem;</text:span></text:p>
            </text:list-item>
          </text:list>
        </text:list-item>
        <text:list-item>
          <text:p text:style-name="P7"><text:span text:style-name="T1">BC = valor aduaneiro + montante do II + encargos cambiais;</text:span></text:p>
        </text:list-item>
        <text:list-item>
          <text:p text:style-name="P8"><text:span text:style-name="T1">bens integrantes de RPI amparados por RTS: II de 60%, isentos de IPI;</text:span></text:p>
        </text:list-item>
        <text:list-item>
          <text:p text:style-name="P8"><text:span text:style-name="T1">bens integrantes de bagagem amparados por RTE: II de 50%, isentos de IPI.</text:span></text:p>
        </text:list-item>
      </text:list>
      <text:p text:style-name="P9"><text:span text:style-name="T1"/></text:p>
      <text:p text:style-name="P9">PIS/COFINS-importação<text:span text:style-name="T1">:</text:span></text:p>
      <text:list xml:id="list2997554388" text:style-name="L3">
        <text:list-item>
          <text:p text:style-name="P10"><text:span text:style-name="T1">FG: entrada de bens estrangeiros no território aduaneiro;</text:span></text:p>
        </text:list-item>
        <text:list-item>
          <text:p text:style-name="P10"><text:span text:style-name="T1">considera-se o FG ocorrido:</text:span></text:p>
          <text:list>
            <text:list-item>
              <text:p text:style-name="P10"><text:span text:style-name="T1">bens nacionalizados (despacho p/ consumo) → data de registro da DI;</text:span></text:p>
            </text:list-item>
            <text:list-item>
              <text:p text:style-name="P10"><text:span text:style-name="T1">extravio de mercadoria → data do lançamento do CT;</text:span></text:p>
            </text:list-item>
            <text:list-item>
              <text:p text:style-name="P10"><text:span text:style-name="T1">se antes de se aplicar a pena de perdimento → data do vencimento do prazo de permanência em recinto alfandegado;</text:span></text:p>
            </text:list-item>
          </text:list>
        </text:list-item>
        <text:list-item>
          <text:p text:style-name="P10"><text:span text:style-name="T1">também incidem sobre importação de serviços:</text:span></text:p>
          <text:list>
            <text:list-item>
              <text:p text:style-name="P10"><text:span text:style-name="T1">executados no País; ou</text:span></text:p>
            </text:list-item>
            <text:list-item>
              <text:p text:style-name="P10"><text:span text:style-name="T1">executados no exterior, cujo resultado se verifique no País;</text:span></text:p>
            </text:list-item>
            <text:list-item>
              <text:p text:style-name="P10"><text:span text:style-name="T1">o FG será a contraprestação ao residente ou domiciliado no exterior, sendo o momento temporal exato a data em que essa contraprestação se efetua;</text:span></text:p>
            </text:list-item>
          </text:list>
        </text:list-item>
        <text:list-item>
          <text:p text:style-name="P10"><text:span text:style-name="T1">BC: valor aduaneiro;</text:span></text:p>
          <text:list>
            <text:list-item>
              <text:p text:style-name="P10">Atenção!<text:span text:style-name="T1"> Lembrar que o valor aduaneiro é obtido pelo AVA, que por sua vez </text:span>veda<text:span text:style-name="T1"> que se incluam na determinação do valor aduaneiro os tributos internos. Logo ICMS, PIS e COFINS </text:span>não<text:span text:style-name="T1"> podem integrar o valor aduaneiro!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f57a" officeooo:paragraph-rsid="0009f57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IE, IPI, PIS/COFINS, ICMS, CIDE-Combustíveis, AFRMM, TUM, incentivos fiscais à exportaçã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20:43:03.947000000</meta:creation-date>
    <dc:date>2018-04-12T21:39:33.786000000</dc:date>
    <meta:editing-duration>PT15M48S</meta:editing-duration>
    <meta:editing-cycles>3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29" meta:word-count="410" meta:character-count="2392" meta:non-whitespace-character-count="2035"/>
  </office:meta>
</office:document-meta>
</file>